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0476" calcext:value-type="float">
            <text:p>23.62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3356" calcext:value-type="float">
            <text:p>23.80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6272" calcext:value-type="float">
            <text:p>23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56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